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Courier New" svg:font-family="'Courier New'" style:font-family-generic="modern"/>
    <style:font-face style:name="DejaVu LGC Sans" svg:font-family="'DejaVu LGC Sans'" style:font-pitch="variable"/>
    <style:font-face style:name="Lohit Hindi1" svg:font-family="'Lohit Hindi'"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font-name-asian="Times New Roman" style:font-name-complex="Times New Roman"/>
    </style:style>
    <style:style style:name="P2"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4" style:family="paragraph" style:parent-style-name="Standard" style:master-page-name="Standard">
      <style:paragraph-properties fo:margin-top="0in" fo:margin-bottom="0in" loext:contextual-spacing="false" fo:line-height="100%" fo:text-align="justify" style:justify-single-word="false" style:page-numb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7"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1pt" style:font-name-asian="Times New Roman" style:font-size-asian="11pt" style:font-name-complex="Times New Roman" style:font-size-complex="11pt"/>
    </style:style>
    <style:style style:name="P8" style:family="paragraph" style:parent-style-name="HTML_20_Preformatted">
      <style:paragraph-properties fo:text-align="justify" style:justify-single-word="false"/>
    </style:style>
    <style:style style:name="P9" style:family="paragraph" style:parent-style-name="HTML_20_Preformatted">
      <style:paragraph-properties fo:text-align="justify" style:justify-single-word="false"/>
      <style:text-properties style:font-name="Times New Roman" fo:font-size="11pt" style:font-size-asian="11pt" style:font-name-complex="Times New Roman" style:font-size-complex="11pt"/>
    </style:style>
    <style:style style:name="P10" style:family="paragraph" style:parent-style-name="List_20_Paragraph" style:list-style-name="WW8Num1">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List_20_Paragraph" style:list-style-name="WW8Num1">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complex="Times New Roman"/>
    </style:style>
    <style:style style:name="P12" style:family="paragraph" style:parent-style-name="Normal_20__28_Web_29_">
      <style:paragraph-properties fo:text-align="justify" style:justify-single-word="false"/>
      <style:text-properties fo:font-size="11pt" style:font-size-asian="11pt" style:font-size-complex="11pt"/>
    </style:style>
    <style:style style:name="P13" style:family="paragraph" style:parent-style-name="Normal_20__28_Web_29_" style:list-style-name="WW8Num2">
      <style:paragraph-properties fo:margin-top="0.1945in" fo:margin-bottom="0.1945in" loext:contextual-spacing="false" fo:text-align="justify" style:justify-single-word="false"/>
      <style:text-properties fo:font-size="11pt" style:font-size-asian="11pt" style:font-size-complex="11pt"/>
    </style:style>
    <style:style style:name="P14" style:family="paragraph" style:parent-style-name="Normal_20__28_Web_29_">
      <style:paragraph-properties fo:margin-top="0.1945in" fo:margin-bottom="0in" loext:contextual-spacing="false" fo:text-align="justify" style:justify-single-word="false"/>
      <style:text-properties fo:font-size="11pt" style:font-size-asian="11pt" style:font-size-complex="11pt"/>
    </style:style>
    <style:style style:name="T1" style:family="text">
      <style:text-properties style:font-name-asian="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complex="Times New Roman"/>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Cambria Math" fo:font-style="italic" style:font-style-asian="italic" style:font-name-complex="Cambria Math"/>
    </style:style>
    <style:style style:name="T6" style:family="text">
      <style:text-properties style:text-position="super 58%" style:font-name="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2407092106128128297" text:style-name="WW8Num1">
        <text:list-item>
          <text:p text:style-name="P11">Let Σ = {a, b}. Give a CFG generating the language of strings with twice as many a’s as b’s.</text:p>
        </text:list-item>
      </text:list>
      <text:p text:style-name="P3"/>
      <text:p text:style-name="P3"><text:tab/>The grammar is ({S}, {a, b} U {epsilon}, S, P) </text:p>
      <text:p text:style-name="P2"><text:span text:style-name="T2"><text:s text:c="31"/>Where P: <text:s text:c="2"/></text:span></text:p>
      <text:p text:style-name="P2"><text:span text:style-name="T2"><text:s text:c="31"/>S -&gt; SS| aSbSa| bSaa| aaSb| epsilon</text:span></text:p>
      <text:p text:style-name="P3"/>
      <text:p text:style-name="P3"><text:s text:c="3"/></text:p>
      <text:list xml:id="list110321019948379" text:continue-numbering="true" text:style-name="WW8Num1">
        <text:list-item>
          <text:p text:style-name="P10"><text:span text:style-name="T2"><text:s text:c="2"/></text:span><text:span text:style-name="T3">Let D= {xy | x, y ∊</text:span><text:span text:style-name="T5">∈</text:span><text:span text:style-name="T3"> {0, 1}</text:span><text:span text:style-name="T6">*</text:span><text:span text:style-name="T3"> and |x| =|y| but x ≠ y}. Show that D is a context free language.</text:span></text:p>
        </text:list-item>
      </text:list>
      <text:p text:style-name="P3"/>
      <text:p text:style-name="P6">The grammar is ({S, A, B}, {a, b} U {epsilon}, S, P)</text:p>
      <text:p text:style-name="P5"><text:span text:style-name="T2"><text:s text:c="10"/>Where P:</text:span></text:p>
      <text:p text:style-name="P8"><text:span text:style-name="T4"><text:s text:c="21"/>S -&gt; AB/BA</text:span></text:p>
      <text:p text:style-name="P8"><text:span text:style-name="T4"><text:s text:c="21"/>A -&gt; aAa/aAb/bAa/bAb/a</text:span></text:p>
      <text:p text:style-name="P8"><text:span text:style-name="T4"><text:s text:c="21"/>B -&gt; aBa/aBb/bBa/bBb/b</text:span></text:p>
      <text:p text:style-name="P9"/>
      <text:p text:style-name="P8"><text:span text:style-name="T4"><text:s text:c="14"/>Claims: A derives all strings of form xay, where |x|=|y|</text:span></text:p>
      <text:p text:style-name="P8"><text:span text:style-name="T4"><text:s text:c="27"/>B derives all strings of form ubv, where |u|=|y|</text:span></text:p>
      <text:p text:style-name="P9"/>
      <text:p text:style-name="P8"><text:span text:style-name="T4"><text:s text:c="16"/>These can be easily seen from the rules for A and B or proved by induction. <text:s text:c="2"/>To show L(G) is a subset of L, we do induction on derivation <text:s/>length. Suppose S=&gt; AB=&gt;wz = xay uby, so that A=&gt;xay and B=&gt;uby. <text:s/>Since |x|=|y| and |u|=|v|, it can also be written as wz=xau'y'bv, where |u'|=|u|=|v| and |y'|=|y|=|x|.So |xau'| = |y'bv|. Hence xau' and y'bv are the two halves of the string. They are not equal because the <text:s/>a and b occur in the corresponding positions in the two halves. Hence wz is in the langauge required. </text:span></text:p>
      <text:p text:style-name="P9"/>
      <text:p text:style-name="P9">Sinilarly, for the case S=&gt;BA. </text:p>
      <text:p text:style-name="P9"/>
      <text:p text:style-name="P9">To show L is a subset of L(G), we have to argue that every <text:s/>string in L falls in at least one of the two cases. We argue as follows. Since the string is of the form wz, where w, z are in {0,1}* and |w|=|z| and w =/= z, there must be two corresponding positions at which they differ. </text:p>
      <text:p text:style-name="P9"/>
      <text:p text:style-name="P9">Case 1. w = xau', z=y'bv, where |x|=|y'| and |u'|=|v|. In this case, we can rewrite wz as xay ubv where |x|=|y| and |u|=|y| and derive it from S=&gt; AB =&gt; xay uby = wz</text:p>
      <text:p text:style-name="P9"/>
      <text:p text:style-name="P9">Case 2. w = xbu', z=y'av, where |x|=|y'| and |u'|=|v|. In this case, we can rewrite wz as xby uav where |x|=|y| and |u|=|y| and derive it from S=&gt; BA =&gt; xby uay = wz</text:p>
      <text:p text:style-name="P9"/>
      <text:p text:style-name="P9">There are no other possibilities, although some sentences might fall into both cases (when the two halves differ in multiple positions). </text:p>
      <text:p text:style-name="P7"/>
      <text:p text:style-name="P6"/>
      <text:p text:style-name="P6"><text:s text:c="9"/></text:p>
      <text:p text:style-name="P1"/>
      <text:list xml:id="list9090167480291691747" text:style-name="WW8Num2">
        <text:list-item>
          <text:p text:style-name="P13">4) Let G = (V, Σ, R, &lt;STMT&gt;) be the following grammar. </text:p>
        </text:list-item>
      </text:list>
      <text:p text:style-name="P14">&lt;STMT&gt; → &lt;ASSIGN&gt; | &lt;IF-THEN&gt; | &lt;IF-THEN-ELSE&gt;</text:p>
      <text:p text:style-name="P12">&lt;IF-THEN&gt; → if condition then &lt;STMT&gt;</text:p>
      <text:p text:style-name="P12"><text:soft-page-break/>&lt;IF-THEN-ELSE&gt; → if condition then &lt;STMT&gt; else &lt;STMT&gt;</text:p>
      <text:p text:style-name="P12">&lt;ASSIGN&gt; → a: =1</text:p>
      <text:p text:style-name="P12">Where,</text:p>
      <text:p text:style-name="P12">Σ = {if, condition, then, else, a: =1}.</text:p>
      <text:p text:style-name="P12">V= {&lt;STMT&gt;, &lt;IF-THEN&gt;, &lt;IF-THEN-ELSE&gt;, &lt;ASSIGN&gt;}</text:p>
      <text:p text:style-name="P12">G is a natural-looking grammar for a fragment of a programming language, but G is ambiguous.</text:p>
      <text:p text:style-name="P12">a. Show that G is ambiguous.</text:p>
      <text:p text:style-name="P12">b. Give a new unambiguous grammar for the same language.</text:p>
      <text:p text:style-name="P9">The string "if Condition then if condition then a:=1 else a:=1"</text:p>
      <text:p text:style-name="P9">is ambiguous. </text:p>
      <text:p text:style-name="P9"/>
      <text:p text:style-name="P9">Here are the two leftmost derivations:</text:p>
      <text:p text:style-name="P9">&lt;Stmt&gt; =&gt; &lt;if-then&gt; =&gt; if condition then &lt;Stmt&gt; </text:p>
      <text:p text:style-name="P8"><text:span text:style-name="T4"><text:s text:c="7"/>=&gt; if condition then &lt;if-then-else&gt; </text:span></text:p>
      <text:p text:style-name="P8"><text:span text:style-name="T4"><text:s text:c="7"/>=&gt; if condition then if condition then &lt;Stmt&gt; else &lt;Stmt&gt; </text:span></text:p>
      <text:p text:style-name="P8"><text:span text:style-name="T4"><text:s text:c="7"/>=&gt; if condition then if condition then &lt;Assign&gt; else &lt;Stmt&gt; </text:span></text:p>
      <text:p text:style-name="P8"><text:span text:style-name="T4"><text:s text:c="7"/>=&gt; if condition then if condition then a:=1 else &lt;Stmt&gt; </text:span></text:p>
      <text:p text:style-name="P8"><text:span text:style-name="T4"><text:s text:c="7"/>=&gt; if condition then if condition then a:=1 else &lt;Assign&gt; </text:span></text:p>
      <text:p text:style-name="P8"><text:span text:style-name="T4"><text:s text:c="7"/>=&gt; if condition then if condition then a:=1 else a:=1</text:span></text:p>
      <text:p text:style-name="P9"/>
      <text:p text:style-name="P9">&lt;Stmt&gt; =&gt; &lt;if-then-else&gt; =&gt; if condition then &lt;Stmt&gt; else &lt;Stmt&gt;</text:p>
      <text:p text:style-name="P8"><text:span text:style-name="T4"><text:s text:c="7"/>=&gt; if condition then &lt;if-then&gt; else &lt;Stmt&gt;</text:span></text:p>
      <text:p text:style-name="P8"><text:span text:style-name="T4"><text:s text:c="7"/>=&gt; if condition then if condition then &lt;Stmt&gt; else &lt;Stmt&gt; </text:span></text:p>
      <text:p text:style-name="P8"><text:span text:style-name="T4"><text:s text:c="7"/>=&gt; if condition then if condition then &lt;Assign&gt; else &lt;Stmt&gt; </text:span></text:p>
      <text:p text:style-name="P8"><text:span text:style-name="T4"><text:s text:c="7"/>=&gt; if condition then if condition then a:=1 else &lt;Stmt&gt; </text:span></text:p>
      <text:p text:style-name="P8"><text:span text:style-name="T4"><text:s text:c="7"/>=&gt; if condition then if condition then a:=1 else &lt;Assign&gt; </text:span></text:p>
      <text:p text:style-name="P8"><text:span text:style-name="T4"><text:s text:c="7"/>=&gt; if condition then if condition then a:=1 else a:=1</text:span></text:p>
      <text:p text:style-name="P9"><text:s text:c="7"/></text:p>
      <text:p text:style-name="P9">(b) To make the grammar unambiguous, we have to choose one correct interpretation among the two of the above. We choose the first interpretation that assigns the dangling else to the inner most if. This means that once we derive "if-then-else", we should not allow the then part to derive an "if-then". </text:p>
      <text:p text:style-name="P9">We can do this by introducing a new variable &lt;Stmt2&gt; which the then part of the if-then-else expands into. The new grammar is. </text:p>
      <text:p text:style-name="P9"/>
      <text:p text:style-name="P9">&lt;Stmt&gt; -&gt; &lt;if-then&gt; | &lt;Assign&gt; | &lt;if-then-else&gt;</text:p>
      <text:p text:style-name="P9">&lt;if-then-else&gt; -&gt; if condition then &lt;Stmt2&gt; else &lt;Stmt&gt;</text:p>
      <text:p text:style-name="P9">&lt;Stmt2&gt; -&gt; &lt;if-then-else&gt; | &lt;Assign&gt; </text:p>
      <text:p text:style-name="P9">&lt;if-then&gt; -&gt; if condition then &lt;Stmt&gt;</text:p>
      <text:p text:style-name="P9">&lt;Assign&gt; -&gt; a:=1 </text:p>
      <text:p text:style-name="P9"/>
      <text:p text:style-name="P9">Note that the else part need not be constrained, since there is no ambiguity if if-then is used inside the else cla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ce style:name="Courier New" svg:font-family="'Courier New'" style:font-family-generic="modern"/>
    <style:font-face style:name="DejaVu LGC Sans" svg:font-family="'DejaVu LGC Sans'" style:font-pitch="variable"/>
    <style:font-face style:name="Lohit Hindi1" svg:font-family="'Lohit Hindi'" style:font-pitch="variable"/>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LGC Sans" style:font-family-asian="'DejaVu LGC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Georgia" fo:font-family="Georg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san</meta:initial-creator>
    <meta:creation-date>2010-07-21T20:55:00</meta:creation-date>
    <dc:creator>sehsan</dc:creator>
    <dc:date>2010-07-23T16:56:00</dc:date>
    <meta:editing-cycles>1</meta:editing-cycles>
    <meta:editing-duration>P1DT9H2M</meta:editing-duration>
    <meta:document-statistic meta:table-count="0" meta:image-count="0" meta:object-count="0" meta:page-count="2" meta:paragraph-count="57" meta:word-count="717" meta:character-count="4190" meta:non-whitespace-character-count="3201"/>
    <meta:generator>LibreOffice/5.1.6.2.0$Linux_X86_64 LibreOffice_project/10$Build-2</meta:generator>
  </office:meta>
</office:document-meta>
</file>